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/>
    <style:style style:name="T1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3" fo:font-size="14pt" fo:language="en" fo:country="none"/>
    </style:style>
    <style:style style:name="T6" style:family="text">
      <style:text-properties style:font-name="Times New Roman3" fo:font-size="14pt" fo:language="en" fo:country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3" fo:font-size="14pt" fo:language="en" fo:country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3" fo:font-size="14pt" fo:language="en" fo:country="none" fo:font-weight="bold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3" fo:font-size="14pt" fo:language="en" fo:country="none" fo:font-weight="bold" style:font-weight-asian="bold" style:font-weight-complex="bold"/>
    </style:style>
    <style:style style:name="T10" style:family="text">
      <style:text-properties style:font-name="Times New Roman3" fo:font-size="14pt" fo:language="en" fo:country="none" fo:font-style="italic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_eng/images/3023.png" xlink:type="simple" xlink:show="embed" xlink:actuate="onLoad"/></draw:frame></text:p>
          </table:table-cell>
          <table:table-cell table:style-name="Table1.B1" office:value-type="string">
            <text:h text:style-name="P5" text:outline-level="1">NOT XO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67cm" draw:z-index="0"><draw:image xlink:href="../../odt_eng/images/3023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</text:span><text:span text:style-name="T1"> </text:span><text:span text:style-name="T6">performs the elementwise</text:span><text:span text:style-name="T1"> NOT </text:span><text:span text:style-name="T6">XOR (exclusive-NOR) operation</text:span><text:span text:style-name="T1"> </text:span><text:span text:style-name="T6">for input signals.</text:span><text:span text:style-name="T1"> </text:span><text:span text:style-name="T6">On default, the unit implements the operation for two input</text:span><text:span text:style-name="T1"> </text:span><text:span text:style-name="T6">signals:</text:span></text:p>
            <text:p text:style-name="P4"><text:span text:style-name="T2"><draw:frame draw:style-name="fr3" draw:name="Объект1" text:anchor-type="as-char" svg:width="8.103cm" svg:height="2.805cm" draw:z-index="0"><draw:object xlink:href="./Object 1" xlink:type="simple" xlink:show="embed" xlink:actuate="onLoad"/><draw:image xlink:href="./ObjectReplacements/Object 1" xlink:type="simple" xlink:show="embed" xlink:actuate="onLoad"/><svg:title>formula</svg:title></draw:frame></text:span><text:span text:style-name="T2">,</text:span></text:p>
            <text:p text:style-name="Text_20_body"><text:span text:style-name="T4">where</text:span><text:span text:style-name="T3"> </text:span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text:span text:style-name="T7">is for the output signal of</text:span><text:span text:style-name="T3"> </text:span><text:span text:style-name="T7">the unit (scalar)</text:span><text:span text:style-name="T3"> , <text:s/></text:span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text:span text:style-name="T7">are for the input signals</text:span><text:span text:style-name="T3"> </text:span><text:span text:style-name="T7">(scalars).</text:span><text:span text:style-name="T3"> </text:span></text:p>
            <text:p text:style-name="Text_20_body"><text:span text:style-name="T7">The operation </text:span><text:span text:style-name="T8">algorithm</text:span><text:span text:style-name="T3"> </text:span><text:span text:style-name="T7">for the number of</text:span><text:span text:style-name="T3"> </text:span><text:span text:style-name="T7">input signals,</text:span><text:span text:style-name="T3"> </text:span><text:span text:style-name="T10">more than</text:span><text:span text:style-name="T3"> </text:span><text:span text:style-name="T7">two:</text:span><text:span text:style-name="T3"> </text:span></text:p>
            <text:p text:style-name="P4"><draw:frame draw:style-name="fr3" draw:name="Object1" text:anchor-type="as-char" svg:width="12.226cm" svg:height="1.311cm" draw:z-index="0"><draw:object xlink:href="./Object 4" xlink:type="simple" xlink:show="embed" xlink:actuate="onLoad"/><draw:image xlink:href="./ObjectReplacements/Object 4" xlink:type="simple" xlink:show="embed" xlink:actuate="onLoad"/><svg:title>formula</svg:title></draw:frame></text:p>
            <text:p text:style-name="Text_20_body"><text:span text:style-name="T9">Properties</text:span>:</text:p>
            <text:list xml:id="list5241027277280981457" text:style-name="L1">
              <text:list-item>
                <text:p text:style-name="P6"><text:span text:style-name="T5">Number of ports —</text:span> <text:span text:style-name="T5">indicates the number of</text:span> <text:span text:style-name="T5">input signals</text:span> <text:span text:style-name="T5">of the unit.</text:span> 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NOT XOR</dc:title>
    <dc:date>2012-04-25T10:01:03.07</dc:date>
    <meta:editing-cycles>107</meta:editing-cycles>
    <meta:editing-duration>PT2H52M28S</meta:editing-duration>
    <meta:document-statistic meta:table-count="1" meta:image-count="2" meta:object-count="4" meta:page-count="1" meta:paragraph-count="12" meta:word-count="74" meta:character-count="43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1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if</math:mi>
                  <math:mi/>
                  <math:msub>
                    <math:mi>u</math:mi>
                    <math:mn>1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,</math:mn>
                  </math:mrow>
                  <math:mi/>
                  <math:mtext>and</math:mtext>
                  <math:mi/>
                  <math:msub>
                    <math:mi>u</math:mi>
                    <math:mn>2</math:mn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1, ~ if ~ u_1(t) = 1, ~"and" ~u_2(t) = 1;#
alignl 0, ~ if ~ u_1(t) = 1, ~"and" ~u_2(t) = 0;#
alignl 0, ~ if ~ u_1(t) = 0, ~"and" ~u_2(t) = 1;#
alignl 1, ~ if ~ u_1(t) = 0, ~"and" ~u_2(t) = 0;  }
right none
</math:annotation>
  </math:semantics>
</math: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n>0,</math:mn>
                  <math:mi/>
                  <math:mi math:fontstyle="italic">if</math:mi>
                  <math:mi math:fontstyle="italic">only</math:mi>
                  <math:mi math:fontstyle="italic">one</math:mi>
                  <math:mi math:fontstyle="italic">of</math:mi>
                  <math:mi/>
                  <math:msub>
                    <math:mi>u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,</math:mn>
                  </math:mrow>
                  <math:mi/>
                  <math:mtext> all the others</math:mtext>
                  <math:mi/>
                  <math:msub>
                    <math:mi>u</math:mi>
                    <math:mi>i</math:mi>
                  </math:msub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1,</math:mn>
                  <math:mi/>
                  <math:mi math:fontstyle="italic">for</math:mi>
                  <math:mi math:fontstyle="italic">other</math:mi>
                  <math:mi math:fontstyle="italic">cases.</math:mi>
                </math:mrow>
              </math:mrow>
            </math:mtr>
          </math:mtable>
        </math:mrow>
      </math:mrow>
    </math:mrow>
    <math:annotation math:encoding="StarMath 5.0">y(t) = left lbrace stack{
alignl 0, ~ if only one of ~u_i(t) = 1, ~" all the others"~u_i(t) = 0;#
alignl 1, ~ for other cases.  }
right none
</math:annotation>
  </math:semantics>
</math:math>
</file>